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style:paragraph-properties fo:line-height="135%"/>
      <style:text-properties officeooo:paragraph-rsid="0000bbd4"/>
    </style:style>
    <style:style style:name="P3" style:family="paragraph" style:parent-style-name="Standard" style:list-style-name="Numbering_20_123">
      <style:paragraph-properties fo:line-height="135%"/>
      <style:text-properties officeooo:paragraph-rsid="00012d61"/>
    </style:style>
    <style:style style:name="P4" style:family="paragraph" style:parent-style-name="Standard" style:list-style-name="Numbering_20_123">
      <style:paragraph-properties fo:line-height="135%"/>
      <style:text-properties officeooo:paragraph-rsid="000588e1"/>
    </style:style>
    <style:style style:name="P5" style:family="paragraph" style:parent-style-name="Standard">
      <style:paragraph-properties fo:line-height="135%"/>
      <style:text-properties officeooo:paragraph-rsid="0002ab10"/>
    </style:style>
    <style:style style:name="P6" style:family="paragraph" style:parent-style-name="Text_20_body">
      <style:paragraph-properties fo:margin-left="0.63cm" fo:margin-right="0cm" fo:text-indent="0cm" style:auto-text-indent="false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012d6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2d6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b 58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0749876" text:style-name="Outline">
        <text:list-item>
          <text:list>
            <text:list-item>
              <text:h text:style-name="Heading_20_2" text:outline-level="2">Articles parus</text:h>
            </text:list-item>
          </text:list>
        </text:list-item>
      </text:list>
      <text:list xml:id="list470945442" text:style-name="Numbering_20_123">
        <text:list-item>
          <text:p text:style-name="P2"><text:span text:style-name="T4">Weber, S.</text:span>, Salameh, D., Albinet, A., Alleman, L. Y., Waked, A., Besombes, J.-L., Jacob, V., Guillaud, G., Mesbah, B., Rocq, B., Hulin, A., Dominik-Sègue, M., Chrétien, E., Jaffrezo, J.-L. and Favez, O.: <text:span text:style-name="T3">Comparison of PM</text:span><text:span text:style-name="T2">10</text:span><text:span text:style-name="T3"> Sources Profiles at 15 French Sites Using a Harmonized Constrained Positive Matrix Factorization Approach</text:span>, <text:span text:style-name="T7">Atmosphere</text:span>, 10(6), 310, doi:<text:a xlink:type="simple" xlink:href="https://doi.org/10.3390/atmos10060310" text:style-name="Internet_20_link" text:visited-style-name="Visited_20_Internet_20_Link">10.3390/atmos10060310</text:a>, <text:span text:style-name="T7">2019</text:span>.</text:p>
        </text:list-item>
        <text:list-item>
          <text:p text:style-name="P3"><text:span text:style-name="T4">Weber, S.</text:span>, Uzu, G., Calas, A., Chevrier, F., Besombes, J.-L., Charron, A., Salameh, D., Ježek, I., Močnik, G. and Jaffrezo, J.-L.: <text:span text:style-name="T3">An apportionment method for the oxidative potential of atmospheric particulate matter sources: application to a one-year study in Chamonix</text:span>, France, <text:span text:style-name="T7">Atmospheric Chemistry and Physics</text:span>, 18(13), 9617–9629, doi:<text:a xlink:type="simple" xlink:href="https://doi.org/10.5194/acp-18-9617-2018" text:style-name="Internet_20_link" text:visited-style-name="Visited_20_Internet_20_Link">10.5194/acp-18-9617-2018</text:a>, <text:span text:style-name="T7">2018</text:span>.</text:p>
        </text:list-item>
        <text:list-item>
          <text:p text:style-name="P3">Samaké, A., Bonin, A., Jaffrezo, J.-L., Taberlet, P., <text:span text:style-name="T4">Weber, S.</text:span>, Uzu, G., Jacob, V., Conil, S. and Martins, J. M. F.: <text:span text:style-name="T3">High levels of primary biogenic organic aerosols are driven by only a few plant-associated microbial taxa</text:span>, <text:span text:style-name="T7">Atmospheric Chemistry and Physics</text:span>, 20(9), 5609–5628, doi:<text:a xlink:type="simple" xlink:href="https://doi.org/10.5194/acp-20-5609-2020" text:style-name="Internet_20_link" text:visited-style-name="Visited_20_Internet_20_Link">https://doi.org/10.5194/acp-20-5609-2020</text:a>, <text:span text:style-name="T7">2020</text:span>.</text:p>
        </text:list-item>
        <text:list-item>
          <text:p text:style-name="P2">Samaké, A., Jaffrezo, J.-L., Favez, O., <text:span text:style-name="T4">Weber, S.</text:span>, Jacob, V., Canete, T., Albinet, A., Charron, A., Riffault, V., Perdrix, E., Waked, A., Golly, B., Salameh, D., Chevrier, F., Oliveira, D. M., Besombes, J.-L., Martins, J. M. F., Bonnaire, N., Conil, S., Guillaud, G., Mesbah, B., Rocq, B., Robic, P.-Y., Hulin, A., Meur, S. L., Descheemaecker, M., Chretien, E., Marchand, N. and Uzu, G.: <text:span text:style-name="T3">Arabitol, mannitol, and glucose as tracers of primary biogenic organic aerosol: the influence of environmental factors on ambient air concentrations and spatial distribution over France</text:span>, <text:span text:style-name="T7">Atmospheric Chemistry and Physics</text:span>, 19(16), 11013–11030, doi:<text:a xlink:type="simple" xlink:href="https://doi.org/10.5194/acp-19-11013-2019" text:style-name="Internet_20_link" text:visited-style-name="Visited_20_Internet_20_Link">https://doi.org/10.5194/acp-19-11013-2019</text:a>, <text:span text:style-name="T7">2019</text:span>.</text:p>
        </text:list-item>
        <text:list-item>
          <text:p text:style-name="P2">Samaké, A., Jaffrezo, J.-L., Favez, O., <text:span text:style-name="T4">Weber, S.</text:span>, Jacob, V., Albinet, A., Riffault, V., Perdrix, E., Waked, A., Golly, B., Salameh, D., Chevrier, F., Oliveira, D. M., Bonnaire, N., Besombes, J.-L., Martins, J. M. F., Conil, S., Guillaud, G., Mesbah, B., Rocq, B., Robic, P.-Y., Hulin, A., Meur, S. L., Descheemaecker, M., Chretien, E., Marchand, N. and Uzu, G.: <text:span text:style-name="T3">Polyols and glucose particulate species as tracers of primary biogenic organic aerosols at 28 French sites</text:span>, <text:span text:style-name="T7">Atmospheric Chemistry and Physics</text:span>, 19(5), 3357–3374, doi:<text:a xlink:type="simple" xlink:href="https://doi.org/10.5194/acp-19-3357-2019" text:style-name="Internet_20_link" text:visited-style-name="Visited_20_Internet_20_Link">https://doi.org/10.5194/acp-19-3357-2019</text:a>, <text:span text:style-name="T7">2019</text:span>.</text:p>
        </text:list-item>
        <text:list-item>
          <text:p text:style-name="P2">scls19fr, Julian Quick, Filipe, <text:span text:style-name="T4">Samuël Weber/GwendalD</text:span>, Ivan Ogasawara, Pete Bachant, Fabien Maussion and James McCann: <text:span text:style-name="T3">python-windrose/windrose v1.6.7</text:span>, Zenodo., <text:span text:style-name="T7">2019</text:span>.</text:p>
        </text:list-item>
        <text:list-item>
          <text:p text:style-name="P2">Golly, B., Waked, A., <text:span text:style-name="T4">Weber, S.</text:span>, Samake, A., Jacob, V., Conil, S., Rangognio, J., Chrétien, E., Vagnot, M.-P., Robic, P.-Y., Besombes, J.-L. and Jaffrezo, J.-L.: <text:span text:style-name="T3">Organic markers and OC source apportionment for seasonal variations of PM</text:span><text:span text:style-name="T2">2.5</text:span><text:span text:style-name="T3"> at 5 rural sites in France</text:span>, <text:span text:style-name="T7">Atmospheric Environment</text:span>, 198, 142–157, doi:<text:a xlink:type="simple" xlink:href="https://doi.org/10.1016/j.atmosenv.2018.10.027" text:style-name="Internet_20_link" text:visited-style-name="Visited_20_Internet_20_Link">10.1016/j.atmosenv.2018.10.027</text:a>, <text:span text:style-name="T7">2019</text:span>.</text:p>
        </text:list-item>
      </text:list>
      <text:list xml:id="list172137183561021" text:continue-list="list2680749876" text:style-name="Outline">
        <text:list-item>
          <text:list>
            <text:list-item>
              <text:h text:style-name="Heading_20_2" text:outline-level="2">Articles soumis</text:h>
            </text:list-item>
          </text:list>
        </text:list-item>
      </text:list>
      <text:list xml:id="list172136190318729" text:continue-list="list470945442" text:style-name="Numbering_20_123">
        <text:list-item text:start-value="1">
          <text:p text:style-name="P2">Daellenbach, K. R., Uzu, G., Jiang, J., Cassagnes, L.-E., Leni, Z., Vlachou, A., Stefenelli, G., Canonaco, F., <text:span text:style-name="T4">Weber, S.</text:span>, Segers, A. J., Schaap, M., Favez, O., Albinet, A., Aksoyoglu, S., Dommen, J., Baltensperger, U., Geiser, M., El Haddad, I., Jaffrezo, J.-L. and Prévôt, A. S. H.: <text:span text:style-name="T3">Sources and chemistry of the harmful components in particulate air pollution</text:span>, <text:span text:style-name="T8">Nature</text:span>, 13, submitted.</text:p>
        </text:list-item>
      </text:list>
      <text:list xml:id="list172137325769072" text:continue-list="list172137183561021" text:style-name="Outline">
        <text:list-item>
          <text:list>
            <text:list-item>
              <text:h text:style-name="Heading_20_2" text:outline-level="2"><text:soft-page-break/>Articles en cours d’écriture</text:h>
            </text:list-item>
          </text:list>
        </text:list-item>
      </text:list>
      <text:list xml:id="list172135472761387" text:continue-list="list172136190318729" text:style-name="Numbering_20_123">
        <text:list-item text:start-value="1">
          <text:p text:style-name="P2"><text:span text:style-name="T4">Weber, S.</text:span>, Uzu, G., Calas, A., Salameh, D., Chevrier, F., Allard, J., Besombes, J.-L. and Favez, O.: <text:span text:style-name="T3">Source apportionment of the oxidative potential of aerosols at 15 French sites for yearly time series of observation</text:span>, , 23, in prep.</text:p>
        </text:list-item>
        <text:list-item>
          <text:p text:style-name="P3">Borlaza, L. J. S., <text:span text:style-name="T4">Weber, S.</text:span>, Asslanian, K., Uzu, G., Jacob, V., Cañete, T., Slama, R., Favez, O., Albinet, A., Guillaud, G., Thomasson, A. and Jaffrezo, J.-L.: <text:span text:style-name="T3">Fine-scale source apportionment of PM</text:span><text:span text:style-name="T2">10</text:span><text:span text:style-name="T3"> with new organic tracers in three urban sites in a metropolitan area in France</text:span>, <text:span text:style-name="T7">Atmospheric Chemistry and Physics</text:span>, in prep.</text:p>
        </text:list-item>
        <text:list-item>
          <text:p text:style-name="P2">Borlaza, L. J. S., <text:span text:style-name="T4">Weber, S.</text:span>, Jaffrezo, J. L., Jacob, V., Canete, T., Houdier, S., Slama, R., Favez, O., Albinet, A., Guillaud, G., Micallef, S., Trébuchon, C. and Uzu, G.: <text:span text:style-name="T3">Urban variability of oxidatives potentials sources of PM10 measured by DTT, AA and DCFH estimated by multiple linear regression and neural network analysis</text:span>, in prep.</text:p>
        </text:list-item>
        <text:list-item>
          <text:p text:style-name="P4">Borlaza, L. J. S., <text:span text:style-name="T4">Weber, S.</text:span>, Uzu, G., Lyon-Caen, S., Jacob, V., Favez, O., Albinet, A., Guillaud, G., Thomasson, A., Jaffrezo, J. L. and Slama, R.: <text:span text:style-name="T3">Personal exposure to PM</text:span><text:span text:style-name="T2">2.5</text:span><text:span text:style-name="T3"> oxidative potential and its relation to birth outcomes</text:span>, in prep.</text:p>
        </text:list-item>
        <text:list-item>
          <text:p text:style-name="P2"><text:span text:style-name="T4">Weber, S.</text:span>, Jaffrezo, J.-L., Golly, B., Barbero, A., Nicolas, C., Loubet, B., Favez, O. and Savarino, J.: <text:span text:style-name="T3">Nitrogen’s stable isotopes as a proxy to determine ammonium sources in PM using a coupled PMF/Monte Carlo’s simulation: evidence that high ammonium concentrations during spring pollution episodes in France mainly come from the use of urea-ammonia-nitrate fertilizer.</text:span>, in prep.</text:p>
        </text:list-item>
      </text:list>
      <text:list xml:id="list172136842999076" text:continue-list="list172137325769072" text:style-name="Outline">
        <text:list-item>
          <text:list>
            <text:list-item>
              <text:h text:style-name="Heading_20_2" text:outline-level="2">Communications orales</text:h>
            </text:list-item>
          </text:list>
        </text:list-item>
      </text:list>
      <text:list xml:id="list172135693843134" text:continue-list="list172135472761387" text:style-name="Numbering_20_123">
        <text:list-item text:start-value="1">
          <text:p text:style-name="P1"><text:span text:style-name="T4">Weber, S.</text:span>, Golly, B., Favez, O., Conil, S., Savarino, J. and Jaffrezo, J.-L.: <text:span text:style-name="T3">Nitrogen’s stable isotopes as a proxy to determine ammonium sources in PM using a Monte Carlo’s simulation.</text:span>, Tours, France., <text:span text:style-name="T7">2016</text:span>.</text:p>
        </text:list-item>
        <text:list-item>
          <text:p text:style-name="P5"><text:span text:style-name="T4">Weber, S.</text:span>, Uzu, G., Salameh, D., Albinet, A., Besombes, J.-L., Favez, O. and Jaffrezo, J. L.:<text:span text:style-name="T3"> Sources contribution to the oxidative potential of PM</text:span><text:span text:style-name="T2">10</text:span><text:span text:style-name="T3"> at 15 French sites.</text:span>, Gothenburg, Sweden., <text:span text:style-name="T7">2019</text:span>.</text:p>
        </text:list-item>
      </text:list>
      <text:list xml:id="list172137384969220" text:continue-list="list172136842999076" text:style-name="Outline">
        <text:list-item>
          <text:list>
            <text:list-item>
              <text:h text:style-name="Heading_20_2" text:outline-level="2">Rapport</text:h>
            </text:list-item>
          </text:list>
        </text:list-item>
      </text:list>
      <text:list xml:id="list172135344516079" text:continue-list="list172135693843134" text:style-name="Numbering_20_123">
        <text:list-item text:start-value="1">
          <text:p text:style-name="P1">Salameh, D., <text:span text:style-name="T5">Weber, S.</text:span>, Besombes, J. L. and Jaffrezo, J. L.: <text:span text:style-name="T3">Caractérisation chimique à long-terme des PM</text:span><text:span text:style-name="T10">10</text:span><text:span text:style-name="T3"> et PM</text:span><text:span text:style-name="T10">2.5</text:span><text:span text:style-name="T3"> sur le site rural de l’OPE – Quantification des sources de PM</text:span><text:span text:style-name="T10">2.5</text:span><text:span text:style-name="T3"> sur les séries de 2012 à 2015</text:span>. [online] Available from: <text:a xlink:type="simple" xlink:href="http://www.ige-grenoble.fr/IMG/pdf/rapport_ope_andra_2016_jl_jaffrezo.pdf" text:style-name="Internet_20_link" text:visited-style-name="Visited_20_Internet_20_Link">http://www.ige-grenoble.fr/IMG/pdf/rapport_ope_andra_2016_jl_jaffrezo.pdf</text:a> (Accessed 7 July 2020), <text:span text:style-name="T7">2016</text:span>.</text:p>
        </text:list-item>
        <text:list-item>
          <text:p text:style-name="P1">Uzu, G., Jaffrezo, J. L., Begorre, C. and <text:span text:style-name="T4">Weber, S</text:span>.: <text:span text:style-name="T3">Etude multi-sites des variations du Potentiel Oxydant des PM atmosphériques en France, en liaison avec leur chimie et leurs sources</text:span>, ANSES. [online] Available from: <text:a xlink:type="simple" xlink:href="http://www.ige-grenoble.fr/recherche/equipes/chimie-atmospherique-chianti/projets/article/exposure?lang=en" text:style-name="Internet_20_link" text:visited-style-name="Visited_20_Internet_20_Link">http://www.ige-grenoble.fr/recherche/equipes/chimie-atmospherique-chianti/projets/article/exposure?lang=en</text:a>, <text:span text:style-name="T7">2017</text:span>.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23" style:class="text" style:master-page-name="">
      <style:paragraph-properties fo:margin-left="1.33cm" fo:margin-right="0cm" fo:line-height="100%" fo:text-indent="-0.7cm" style:auto-text-indent="false" style:page-number="auto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.212cm" loext:contextual-spacing="false" style:page-number="auto"/>
      <style:text-properties fo:color="#8e86ae" fo:font-size="120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Weber</meta:initial-creator>
    <meta:creation-date>2020-08-07T15:39:31.076011679</meta:creation-date>
    <dc:date>2020-08-07T17:19:01.566480867</dc:date>
    <dc:creator>Samuel Weber</dc:creator>
    <meta:editing-duration>PT58M38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2" meta:paragraph-count="22" meta:word-count="875" meta:character-count="5949" meta:non-whitespace-character-count="5117"/>
  </office:meta>
</office:document-meta>
</file>